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05E0000005EB758AAC8.png" manifest:media-type="image/png"/>
  <manifest:file-entry manifest:full-path="Pictures/100000000000005E0000005E2AC2D17B.png" manifest:media-type="image/png"/>
  <manifest:file-entry manifest:full-path="Pictures/" manifest:media-type="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grddl:transformation="http://docs.oasis-open.org/office/1.2/xslt/odf2rdf.xsl">
  <office:scripts/>
  <office:font-face-decls>
    <style:font-face style:name="Lohit Hindi2" svg:font-family="'Lohit Hindi'"/>
    <style:font-face style:name="Arial Black" svg:font-family="'Arial Black'" style:font-family-generic="roman"/>
    <style:font-face style:name="Thorndale" svg:font-family="Thorndale" style:font-family-generic="roman"/>
    <style:font-face style:name="Droid Sans Fallback1" svg:font-family="'Droid Sans Fallback'" style:font-pitch="variable"/>
    <style:font-face style:name="Lohit Hindi1" svg:font-family="'Lohit Hindi'" style:font-pitch="variable"/>
    <style:font-face style:name="MS Gothic" svg:font-family="'MS Gothic'" style:font-pitch="variable"/>
    <style:font-face style:name="Tahoma" svg:font-family="Tahoma" style:font-pitch="variable"/>
    <style:font-face style:name="Arial Black1" svg:font-family="'Arial Black'" style:font-family-generic="roman" style:font-pitch="variable"/>
    <style:font-face style:name="Thorndale1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>
      <style:paragraph-properties fo:margin-left="0cm" fo:margin-right="0cm" fo:text-indent="0cm" style:writing-mode="lr-tb">
        <style:tab-stops/>
      </style:paragraph-properties>
    </style:style>
    <style:style style:name="P2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P3" style:family="paragraph">
      <style:paragraph-properties fo:text-align="center"/>
    </style:style>
    <style:style style:name="P4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5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Thorndale" fo:font-size="20pt" fo:font-style="normal" fo:text-shadow="none" style:text-underline-style="none" fo:font-weight="normal" style:font-name-asian="MS Gothic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T1" style:family="text">
      <style:text-properties style:font-name="Arial Black"/>
    </style:style>
    <style:style style:name="T2" style:family="text">
      <style:text-properties fo:color="#000000" style:text-outline="false" style:text-line-through-style="none" style:text-position="0% 100%" style:font-name="Thorndale" fo:font-size="20pt" fo:font-style="normal" fo:text-shadow="none" style:text-underline-style="none" fo:font-weight="normal" style:font-name-asian="MS Gothic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gr1" style:family="graphic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style:flow-with-text="false"/>
    </style:style>
    <style:style style:name="gr2" style:family="graphic">
      <style:graphic-properties draw:fill="solid" draw:fill-color="#ffffff" draw:textarea-vertical-align="middle" draw:auto-grow-height="false" fo:min-height="0.116cm" fo:min-width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e6e6ff" draw:textarea-vertical-align="middle" draw:auto-grow-height="false" fo:min-height="0.116cm" fo:min-width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cccccc" draw:textarea-vertical-align="middle" draw:auto-grow-height="false" fo:min-height="0.116cm" fo:min-width="0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6cm" svg:stroke-color="#000000" draw:marker-start-width="0.3cm" draw:marker-start-center="false" draw:marker-end-width="0.3cm" draw:marker-end-center="false" draw:stroke-linejoin="miter" draw:fill="gradient" draw:fill-color="#ffffff" draw:fill-gradient-name="Linear_20_blue_2f_white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-content" style:horizontal-pos="from-left" style:horizontal-rel="paragraph-content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2" draw:style-name="gr2" draw:text-style-name="P3" svg:width="2.894cm" svg:height="5.398cm" svg:x="2.027cm" svg:y="1.69cm"><text:p/>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<draw:equation draw:name="f0" draw:formula="left"/><draw:equation draw:name="f1" draw:formula="right"/><draw:equation draw:name="f2" draw:formula="top"/><draw:equation draw:name="f3" draw:formula="bottom"/><draw:equation draw:name="f4" draw:formula="(right-left)/2"/><draw:equation draw:name="f5" draw:formula="$0"/><draw:equation draw:name="f6" draw:formula="right-$0"/><draw:equation draw:name="f7" draw:formula="($0+?f4)/2"/><draw:equation draw:name="f8" draw:formula="?f1-?f7"/><draw:handle draw:handle-position="$0 10800" draw:handle-range-x-minimum="0" draw:handle-range-x-maximum="10800"/></draw:enhanced-geometry></draw:custom-shape><draw:custom-shape text:anchor-type="paragraph" draw:z-index="3" draw:style-name="gr3" draw:text-style-name="P3" svg:width="2.894cm" svg:height="5.398cm" svg:x="4.919cm" svg:y="1.69cm"><text:p/>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<draw:equation draw:name="f0" draw:formula="left"/><draw:equation draw:name="f1" draw:formula="right"/><draw:equation draw:name="f2" draw:formula="top"/><draw:equation draw:name="f3" draw:formula="bottom"/><draw:equation draw:name="f4" draw:formula="(right-left)/2"/><draw:equation draw:name="f5" draw:formula="$0"/><draw:equation draw:name="f6" draw:formula="right-$0"/><draw:equation draw:name="f7" draw:formula="($0+?f4)/2"/><draw:equation draw:name="f8" draw:formula="?f1-?f7"/><draw:handle draw:handle-position="$0 10800" draw:handle-range-x-minimum="0" draw:handle-range-x-maximum="10800"/></draw:enhanced-geometry></draw:custom-shape><draw:custom-shape text:anchor-type="paragraph" draw:z-index="4" draw:style-name="gr4" draw:text-style-name="P3" svg:width="2.894cm" svg:height="5.398cm" svg:x="7.812cm" svg:y="1.69cm"><text:p/>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<draw:equation draw:name="f0" draw:formula="left"/><draw:equation draw:name="f1" draw:formula="right"/><draw:equation draw:name="f2" draw:formula="top"/><draw:equation draw:name="f3" draw:formula="bottom"/><draw:equation draw:name="f4" draw:formula="(right-left)/2"/><draw:equation draw:name="f5" draw:formula="$0"/><draw:equation draw:name="f6" draw:formula="right-$0"/><draw:equation draw:name="f7" draw:formula="($0+?f4)/2"/><draw:equation draw:name="f8" draw:formula="?f1-?f7"/><draw:handle draw:handle-position="$0 10800" draw:handle-range-x-minimum="0" draw:handle-range-x-maximum="10800"/></draw:enhanced-geometry></draw:custom-shape><draw:custom-shape text:anchor-type="paragraph" draw:z-index="1" draw:style-name="gr1" draw:text-style-name="P2" svg:width="2.012cm" svg:height="0.636cm" svg:x="3.896cm" svg:y="6.452cm"><text:p text:style-name="P1">20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0" draw:style-name="gr1" draw:text-style-name="P2" svg:width="1.447cm" svg:height="0.671cm" svg:x="7.142cm" svg:y="6.417cm"><text:p text:style-name="P1"><text:span text:style-name="T1">11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text:anchor-type="paragraph" draw:z-index="5" draw:style-name="gr5" draw:text-style-name="P5" svg:width="8.679cm" svg:height="1.835cm" svg:x="2.027cm" svg:y="2.642cm"><text:p text:style-name="P4"><text:span text:style-name="T2">EDP</text:span></text:p><draw:enhanced-geometry svg:viewBox="0 0 21600 21600" draw:mirror-horizontal="false" draw:mirror-vertical="false" draw:extrusion="true" draw:extrusion-viewpoint="(-3.472cm 0cm 25cm)" draw:extrusion-origin="-0.5 0" draw:extrusion-skew="50 -360" draw:extrusion-depth="0.5cm 0" draw:extrusion-first-light-direction="(0 50000 10000)" draw:extrusion-second-light-direction="(0 -50000 10000)" draw:text-areas="0 0 21600 21600" draw:text-path="true" draw:text-path-mode="shape" draw:text-path-scale="path" draw:text-path-same-letter-heights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grddl:transformation="http://docs.oasis-open.org/office/1.2/xslt/odf2rdf.xsl">
  <office:font-face-decls>
    <style:font-face style:name="Lohit Hindi2" svg:font-family="'Lohit Hindi'"/>
    <style:font-face style:name="Arial Black" svg:font-family="'Arial Black'" style:font-family-generic="roman"/>
    <style:font-face style:name="Thorndale" svg:font-family="Thorndale" style:font-family-generic="roman"/>
    <style:font-face style:name="Droid Sans Fallback1" svg:font-family="'Droid Sans Fallback'" style:font-pitch="variable"/>
    <style:font-face style:name="Lohit Hindi1" svg:font-family="'Lohit Hindi'" style:font-pitch="variable"/>
    <style:font-face style:name="MS Gothic" svg:font-family="'MS Gothic'" style:font-pitch="variable"/>
    <style:font-face style:name="Tahoma" svg:font-family="Tahoma" style:font-pitch="variable"/>
    <style:font-face style:name="Arial Black1" svg:font-family="'Arial Black'" style:font-family-generic="roman" style:font-pitch="variable"/>
    <style:font-face style:name="Thorndale1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Linear_20_magenta_2f_green" draw:display-name="Linear magenta/green" draw:style="linear" draw:start-color="#6b0094" draw:end-color="#00ff00" draw:start-intensity="100%" draw:end-intensity="100%" draw:angle="150" draw:border="25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hatch draw:name="Black_20_0_20_Degrees" draw:display-name="Black 0 Degrees" draw:style="single" draw:color="#000000" draw:distance="0.058cm" draw:rotation="0"/>
    <draw:fill-image draw:name="Bitmape_20_1" draw:display-name="Bitmape 1" xlink:href="Pictures/100000000000005E0000005EB758AAC8.png" xlink:type="simple" xlink:show="embed" xlink:actuate="onLoad"/>
    <draw:fill-image draw:name="Space_20_Metal" draw:display-name="Space Metal" xlink:href="Pictures/100000000000005E0000005E2AC2D17B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exus </meta:initial-creator>
    <meta:creation-date>2012-08-22T00:59:18</meta:creation-date>
    <dc:date>2012-08-24T19:19:24</dc:date>
    <dc:creator>Nexus </dc:creator>
    <meta:editing-duration>PT9M39S</meta:editing-duration>
    <meta:editing-cycles>4</meta:editing-cycles>
    <meta:generator>LibreOffice/3.3$Linux LibreOffice_project/330m19$Build-401</meta:generator>
    <meta:document-statistic meta:table-count="0" meta:image-count="0" meta:object-count="0" meta:page-count="1" meta:paragraph-count="0" meta:word-count="0" meta:character-count="0"/>
  </office:meta>
</office:document-meta>
</file>